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>
      <style:text-properties fo:font-weight="bold" style:font-weight-asian="bold" style:font-weight-complex="bold"/>
    </style:style>
    <style:style style:name="ce3" style:family="table-cell" style:parent-style-name="Default" style:data-style-name="N112"/>
    <style:style style:name="ce4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9" table:default-cell-style-name="ce3"/>
        <table:table-column table:style-name="co1" table:number-columns-repeated="3" table:default-cell-style-name="ce4"/>
        <table:table-row table:style-name="ro1">
          <table:table-cell table:style-name="Default" table:number-columns-repeated="2"/>
          <table:table-cell table:style-name="ce1" office:value-type="string" calcext:value-type="string">
            <text:p>c=1e-2</text:p>
          </table:table-cell>
          <table:table-cell table:style-name="Default"/>
          <table:table-cell table:style-name="ce1"/>
          <table:table-cell table:style-name="ce1" office:value-type="string" calcext:value-type="string">
            <text:p>c=1e-3</text:p>
          </table:table-cell>
          <table:table-cell table:style-name="ce1" table:number-columns-repeated="2"/>
          <table:table-cell table:style-name="ce1" office:value-type="string" calcext:value-type="string">
            <text:p>c=1e-5</text:p>
          </table:table-cell>
          <table:table-cell table:style-name="ce1" table:number-columns-repeated="2"/>
          <table:table-cell table:style-name="ce1" office:value-type="string" calcext:value-type="string">
            <text:p>c=1e-7</text:p>
          </table:table-cell>
          <table:table-cell table:style-name="Default"/>
        </table:table-row>
        <table:table-row table:style-name="ro1">
          <table:table-cell office:value-type="string" calcext:value-type="string">
            <text:p>Delta</text:p>
          </table:table-cell>
          <table:table-cell table:style-name="ce1" office:value-type="string" calcext:value-type="string">
            <text:p>LN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CC</text:p>
          </table:table-cell>
          <table:table-cell table:style-name="ce1" office:value-type="string" calcext:value-type="string">
            <text:p>LN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CC</text:p>
          </table:table-cell>
          <table:table-cell table:style-name="ce1" office:value-type="string" calcext:value-type="string">
            <text:p>LN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CC</text:p>
          </table:table-cell>
          <table:table-cell table:style-name="ce1" office:value-type="string" calcext:value-type="string">
            <text:p>LN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table:style-name="ce2" office:value-type="float" office:value="0" calcext:value-type="float">
            <text:p>0.0</text:p>
          </table:table-cell>
          <table:table-cell office:value-type="float" office:value="360000000000000" calcext:value-type="float">
            <text:p>3.6E+14</text:p>
          </table:table-cell>
          <table:table-cell office:value-type="float" office:value="730000000000000" calcext:value-type="float">
            <text:p>7.3E+14</text:p>
          </table:table-cell>
          <table:table-cell office:value-type="float" office:value="720000000000000" calcext:value-type="float">
            <text:p>7.2E+14</text:p>
          </table:table-cell>
          <table:table-cell office:value-type="float" office:value="460000000000000" calcext:value-type="float">
            <text:p>4.6E+14</text:p>
          </table:table-cell>
          <table:table-cell office:value-type="float" office:value="1.1E+015" calcext:value-type="float">
            <text:p>1.1E+15</text:p>
          </table:table-cell>
          <table:table-cell office:value-type="float" office:value="1500000000000000" calcext:value-type="float">
            <text:p>1.5E+15</text:p>
          </table:table-cell>
          <table:table-cell office:value-type="float" office:value="690000000000000" calcext:value-type="float">
            <text:p>6.9E+14</text:p>
          </table:table-cell>
          <table:table-cell office:value-type="float" office:value="1900000000000000" calcext:value-type="float">
            <text:p>1.9E+15</text:p>
          </table:table-cell>
          <table:table-cell office:value-type="float" office:value="6900000000000000" calcext:value-type="float">
            <text:p>6.9E+15</text:p>
          </table:table-cell>
          <table:table-cell office:value-type="float" office:value="960000000000000" calcext:value-type="float">
            <text:p>9.60E+14</text:p>
          </table:table-cell>
          <table:table-cell office:value-type="float" office:value="3100000000000000" calcext:value-type="float">
            <text:p>3.10E+15</text:p>
          </table:table-cell>
          <table:table-cell office:value-type="float" office:value="3E+016" calcext:value-type="float">
            <text:p>3.00E+1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60000000000000" calcext:value-type="float">
            <text:p>3.6E+14</text:p>
          </table:table-cell>
          <table:table-cell office:value-type="float" office:value="730000000000000" calcext:value-type="float">
            <text:p>7.3E+14</text:p>
          </table:table-cell>
          <table:table-cell office:value-type="float" office:value="710000000000000" calcext:value-type="float">
            <text:p>7.1E+14</text:p>
          </table:table-cell>
          <table:table-cell office:value-type="float" office:value="470000000000000" calcext:value-type="float">
            <text:p>4.7E+14</text:p>
          </table:table-cell>
          <table:table-cell office:value-type="float" office:value="1.1E+015" calcext:value-type="float">
            <text:p>1.1E+15</text:p>
          </table:table-cell>
          <table:table-cell office:value-type="float" office:value="1500000000000000" calcext:value-type="float">
            <text:p>1.5E+15</text:p>
          </table:table-cell>
          <table:table-cell office:value-type="float" office:value="700000000000000" calcext:value-type="float">
            <text:p>7.0E+14</text:p>
          </table:table-cell>
          <table:table-cell office:value-type="float" office:value="1900000000000000" calcext:value-type="float">
            <text:p>1.9E+15</text:p>
          </table:table-cell>
          <table:table-cell office:value-type="float" office:value="6700000000000000" calcext:value-type="float">
            <text:p>6.7E+15</text:p>
          </table:table-cell>
          <table:table-cell office:value-type="float" office:value="980000000000000" calcext:value-type="float">
            <text:p>9.80E+14</text:p>
          </table:table-cell>
          <table:table-cell office:value-type="float" office:value="3100000000000000" calcext:value-type="float">
            <text:p>3.10E+15</text:p>
          </table:table-cell>
          <table:table-cell office:value-type="float" office:value="3E+016" calcext:value-type="float">
            <text:p>3.00E+1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90000000000000" calcext:value-type="float">
            <text:p>3.9E+14</text:p>
          </table:table-cell>
          <table:table-cell office:value-type="float" office:value="790000000000000" calcext:value-type="float">
            <text:p>7.9E+14</text:p>
          </table:table-cell>
          <table:table-cell office:value-type="float" office:value="700000000000000" calcext:value-type="float">
            <text:p>7.0E+14</text:p>
          </table:table-cell>
          <table:table-cell office:value-type="float" office:value="510000000000000" calcext:value-type="float">
            <text:p>5.1E+14</text:p>
          </table:table-cell>
          <table:table-cell office:value-type="float" office:value="1200000000000000" calcext:value-type="float">
            <text:p>1.2E+15</text:p>
          </table:table-cell>
          <table:table-cell office:value-type="float" office:value="1400000000000000" calcext:value-type="float">
            <text:p>1.4E+15</text:p>
          </table:table-cell>
          <table:table-cell office:value-type="float" office:value="780000000000000" calcext:value-type="float">
            <text:p>7.8E+14</text:p>
          </table:table-cell>
          <table:table-cell office:value-type="float" office:value="2.2E+015" calcext:value-type="float">
            <text:p>2.2E+15</text:p>
          </table:table-cell>
          <table:table-cell office:value-type="float" office:value="5600000000000000" calcext:value-type="float">
            <text:p>5.6E+15</text:p>
          </table:table-cell>
          <table:table-cell office:value-type="float" office:value="1.1E+015" calcext:value-type="float">
            <text:p>1.10E+15</text:p>
          </table:table-cell>
          <table:table-cell office:value-type="float" office:value="3500000000000000" calcext:value-type="float">
            <text:p>3.50E+15</text:p>
          </table:table-cell>
          <table:table-cell office:value-type="float" office:value="2.2E+016" calcext:value-type="float">
            <text:p>2.20E+1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40000000000000" calcext:value-type="float">
            <text:p>4.4E+14</text:p>
          </table:table-cell>
          <table:table-cell office:value-type="float" office:value="900000000000000" calcext:value-type="float">
            <text:p>9.0E+14</text:p>
          </table:table-cell>
          <table:table-cell office:value-type="float" office:value="690000000000000" calcext:value-type="float">
            <text:p>6.9E+14</text:p>
          </table:table-cell>
          <table:table-cell office:value-type="float" office:value="590000000000000" calcext:value-type="float">
            <text:p>5.9E+14</text:p>
          </table:table-cell>
          <table:table-cell office:value-type="float" office:value="1400000000000000" calcext:value-type="float">
            <text:p>1.4E+15</text:p>
          </table:table-cell>
          <table:table-cell office:value-type="float" office:value="1300000000000000" calcext:value-type="float">
            <text:p>1.3E+15</text:p>
          </table:table-cell>
          <table:table-cell office:value-type="float" office:value="950000000000000" calcext:value-type="float">
            <text:p>9.5E+14</text:p>
          </table:table-cell>
          <table:table-cell office:value-type="float" office:value="2600000000000000" calcext:value-type="float">
            <text:p>2.6E+15</text:p>
          </table:table-cell>
          <table:table-cell office:value-type="float" office:value="4.4E+015" calcext:value-type="float">
            <text:p>4.4E+15</text:p>
          </table:table-cell>
          <table:table-cell office:value-type="float" office:value="1400000000000000" calcext:value-type="float">
            <text:p>1.40E+15</text:p>
          </table:table-cell>
          <table:table-cell office:value-type="float" office:value="4.4E+015" calcext:value-type="float">
            <text:p>4.40E+15</text:p>
          </table:table-cell>
          <table:table-cell office:value-type="float" office:value="1.5E+016" calcext:value-type="float">
            <text:p>1.50E+16</text:p>
          </table:table-cell>
        </table:table-row>
        <table:table-row table:style-name="ro1">
          <table:table-cell table:style-name="ce2" office:value-type="float" office:value="1" calcext:value-type="float">
            <text:p>1.0</text:p>
          </table:table-cell>
          <table:table-cell office:value-type="float" office:value="730000000000000" calcext:value-type="float">
            <text:p>7.3E+14</text:p>
          </table:table-cell>
          <table:table-cell office:value-type="float" office:value="1500000000000000" calcext:value-type="float">
            <text:p>1.5E+15</text:p>
          </table:table-cell>
          <table:table-cell office:value-type="float" office:value="800000000000000" calcext:value-type="float">
            <text:p>8.0E+14</text:p>
          </table:table-cell>
          <table:table-cell office:value-type="float" office:value="1.1E+015" calcext:value-type="float">
            <text:p>1.1E+15</text:p>
          </table:table-cell>
          <table:table-cell office:value-type="float" office:value="2400000000000000" calcext:value-type="float">
            <text:p>2.4E+15</text:p>
          </table:table-cell>
          <table:table-cell office:value-type="float" office:value="1400000000000000" calcext:value-type="float">
            <text:p>1.4E+15</text:p>
          </table:table-cell>
          <table:table-cell office:value-type="float" office:value="1900000000000000" calcext:value-type="float">
            <text:p>1.9E+15</text:p>
          </table:table-cell>
          <table:table-cell office:value-type="float" office:value="5100000000000000" calcext:value-type="float">
            <text:p>5.1E+15</text:p>
          </table:table-cell>
          <table:table-cell office:value-type="float" office:value="3900000000000000" calcext:value-type="float">
            <text:p>3.9E+15</text:p>
          </table:table-cell>
          <table:table-cell office:value-type="float" office:value="3100000000000000" calcext:value-type="float">
            <text:p>3.10E+15</text:p>
          </table:table-cell>
          <table:table-cell office:value-type="float" office:value="9.5E+015" calcext:value-type="float">
            <text:p>9.50E+15</text:p>
          </table:table-cell>
          <table:table-cell office:value-type="float" office:value="9.6E+015" calcext:value-type="float">
            <text:p>9.60E+15</text:p>
          </table:table-cell>
        </table:table-row>
        <table:table-row table:style-name="ro1">
          <table:table-cell table:style-name="ce2" office:value-type="float" office:value="2" calcext:value-type="float">
            <text:p>2.0</text:p>
          </table:table-cell>
          <table:table-cell office:value-type="float" office:value="2900000000000000" calcext:value-type="float">
            <text:p>2.9E+15</text:p>
          </table:table-cell>
          <table:table-cell office:value-type="float" office:value="5300000000000000" calcext:value-type="float">
            <text:p>5.3E+15</text:p>
          </table:table-cell>
          <table:table-cell office:value-type="float" office:value="1600000000000000" calcext:value-type="float">
            <text:p>1.6E+15</text:p>
          </table:table-cell>
          <table:table-cell office:value-type="float" office:value="5200000000000000" calcext:value-type="float">
            <text:p>5.2E+15</text:p>
          </table:table-cell>
          <table:table-cell office:value-type="float" office:value="1E+016" calcext:value-type="float">
            <text:p>1.0E+16</text:p>
          </table:table-cell>
          <table:table-cell office:value-type="float" office:value="3100000000000000" calcext:value-type="float">
            <text:p>3.1E+15</text:p>
          </table:table-cell>
          <table:table-cell office:value-type="float" office:value="1.3E+016" calcext:value-type="float">
            <text:p>1.3E+16</text:p>
          </table:table-cell>
          <table:table-cell office:value-type="float" office:value="2.8E+016" calcext:value-type="float">
            <text:p>2.8E+16</text:p>
          </table:table-cell>
          <table:table-cell office:value-type="float" office:value="8800000000000001" calcext:value-type="float">
            <text:p>8.8E+15</text:p>
          </table:table-cell>
          <table:table-cell office:value-type="float" office:value="2.8E+016" calcext:value-type="float">
            <text:p>2.80E+16</text:p>
          </table:table-cell>
          <table:table-cell office:value-type="float" office:value="6.6E+016" calcext:value-type="float">
            <text:p>6.60E+16</text:p>
          </table:table-cell>
          <table:table-cell office:value-type="float" office:value="2.1E+016" calcext:value-type="float">
            <text:p>2.10E+16</text:p>
          </table:table-cell>
        </table:table-row>
        <table:table-row table:style-name="ro1">
          <table:table-cell table:style-name="ce2" office:value-type="float" office:value="5" calcext:value-type="float">
            <text:p>5.0</text:p>
          </table:table-cell>
          <table:table-cell office:value-type="string" calcext:value-type="string">
            <text:p>N/A</text:p>
          </table:table-cell>
          <table:table-cell office:value-type="float" office:value="1.2E+017" calcext:value-type="float">
            <text:p>1.2E+17</text:p>
          </table:table-cell>
          <table:table-cell office:value-type="float" office:value="3.3E+016" calcext:value-type="float">
            <text:p>3.3E+16</text:p>
          </table:table-cell>
          <table:table-cell office:value-type="string" calcext:value-type="string">
            <text:p>N/A</text:p>
          </table:table-cell>
          <table:table-cell office:value-type="float" office:value="3.6E+017" calcext:value-type="float">
            <text:p>3.6E+17</text:p>
          </table:table-cell>
          <table:table-cell office:value-type="float" office:value="1.2E+017" calcext:value-type="float">
            <text:p>1.2E+17</text:p>
          </table:table-cell>
          <table:table-cell office:value-type="string" calcext:value-type="string">
            <text:p>N/A</text:p>
          </table:table-cell>
          <table:table-cell office:value-type="float" office:value="2.2E+018" calcext:value-type="float">
            <text:p>2.2E+18</text:p>
          </table:table-cell>
          <table:table-cell office:value-type="float" office:value="1E+018" calcext:value-type="float">
            <text:p>1.0E+18</text:p>
          </table:table-cell>
          <table:table-cell table:style-name="Default" office:value-type="string" calcext:value-type="string">
            <text:p>N/A</text:p>
          </table:table-cell>
          <table:table-cell office:value-type="float" office:value="9.2E+018" calcext:value-type="float">
            <text:p>9.20E+18</text:p>
          </table:table-cell>
          <table:table-cell office:value-type="float" office:value="6.1E+018" calcext:value-type="float">
            <text:p>6.10E+18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Default" office:value-type="string" calcext:value-type="string">
            <text:p>All masses in grams</text:p>
          </table:table-cell>
          <table:table-cell table:style-name="Default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4T16:30:21.624030341</meta:creation-date>
    <dc:date>2023-03-24T16:39:23.791644976</dc:date>
    <meta:editing-duration>PT9M1S</meta:editing-duration>
    <meta:editing-cycles>3</meta:editing-cycles>
    <meta:generator>LibreOffice/6.4.7.2$Linux_X86_64 LibreOffice_project/40$Build-2</meta:generator>
    <meta:document-statistic meta:table-count="1" meta:cell-count="109" meta:object-count="0"/>
  </office:meta>
</office:document-meta>
</file>